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gt; db.Auto.find();</text:p>
      <text:p text:style-name="Standard">{ "_id" : ObjectId("5dbd82b6f2974ba100cdee5a"), "m_id" : 101, "c_name" : "Swift", "price" : 10000, "color" : "white", "engine" : [ "petrol", "diesel" ], "company" : { "name" : "maruti", "origin" : "indian" } }</text:p>
      <text:p text:style-name="Standard">{ "_id" : ObjectId("5dbd82e3f2974ba100cdee5b"), "m_id" : 102, "c_name" : "Swift-Dzire", "price" : 20000, "color" : "silver", "engine" : [ "petrol", "diesel" ], "company" : { "name" : "maruti", "origin" : "indian" } }</text:p>
      <text:p text:style-name="Standard">{ "_id" : ObjectId("5dbd831bf2974ba100cdee5c"), "m_id" : 103, "c_name" : "XUV 500", "price" : 50000, "color" : "silver", "engine" : [ "petrol", "diesel" ], "company" : { "name" : "mahindra", "origin" : "indian" } }</text:p>
      <text:p text:style-name="Standard">{ "_id" : ObjectId("5dbd8334f2974ba100cdee5d"), "m_id" : 104, "c_name" : "XUV 300", "price" : 30000, "color" : "white", "engine" : [ "petrol", "diesel" ], "company" : { "name" : "mahindra", "origin" : "indian" } }</text:p>
      <text:p text:style-name="Standard">{ "_id" : ObjectId("5dbd8374f2974ba100cdee5e"), "m_id" : 105, "c_name" : "nano", "price" : 5000, "color" : "white", "engine" : [ "petrol", "diesel" ], "company" : { "name" : "tata", "origin" : "indian" } }</text:p>
      <text:p text:style-name="Standard">{ "_id" : ObjectId("5dbd8397f2974ba100cdee5f"), "m_id" : 106, "c_name" : "indica", "price" : 5000, "color" : "silver", "engine" : [ "petrol", "diesel" ], "company" : { "name" : "tata", "origin" : "indian" } }</text:p>
      <text:p text:style-name="Standard">{ "_id" : ObjectId("5dbd83b2f2974ba100cdee60"), "m_id" : 107, "c_name" : "jaquar", "price" : 500000, "color" : "silver", "engine" : [ "petrol", "diesel" ], "company" : { "name" : "jaquar", "origin" : "indian" } }</text:p>
      <text:p text:style-name="Standard"/>
      <text:p text:style-name="Standard"/>
      <text:p text:style-name="Standard">&gt; <text:span text:style-name="T1">db.Auto.aggregate([{$group:{_id:"$color", total:{$sum:1}}}]);</text:span></text:p>
      <text:p text:style-name="Standard">{ "_id" : "silver", "total" : 4 }</text:p>
      <text:p text:style-name="Standard">{ "_id" : "white", "total" : 3 }</text:p>
      <text:p text:style-name="P1">&gt; db.Auto.aggregate([{$group:{_id:"$color", total:{$sum:"$price"}}}]);</text:p>
      <text:p text:style-name="Standard">{ "_id" : "silver", "total" : 575000 }</text:p>
      <text:p text:style-name="Standard">{ "_id" : "white", "total" : 45000 }</text:p>
      <text:p text:style-name="P1">&gt; db.Auto.aggregate([{$group:{_id:"$color", total:{$avg:"$price"}}}]);</text:p>
      <text:p text:style-name="Standard">{ "_id" : "silver", "total" : 143750 }</text:p>
      <text:p text:style-name="Standard">{ "_id" : "white", "total" : 15000 }</text:p>
      <text:p text:style-name="Standard">&gt; <text:span text:style-name="T1">db.Auto.aggregate([{$group:{_id:"$color", total:{$avg:1}}}]);</text:span></text:p>
      <text:p text:style-name="Standard">{ "_id" : "silver", "total" : 1 }</text:p>
      <text:p text:style-name="Standard">{ "_id" : "white", "total" : 1 }</text:p>
      <text:p text:style-name="Standard">&gt; <text:span text:style-name="T1">db.Auto.aggregate([{$group:{_id:"$color", total:{$min:"$price"}}}]);</text:span></text:p>
      <text:p text:style-name="Standard">{ "_id" : "silver", "total" : 5000 }</text:p>
      <text:p text:style-name="Standard">{ "_id" : "white", "total" : 5000 }</text:p>
      <text:p text:style-name="Standard">&gt;<text:span text:style-name="T1"> db.Auto.aggregate([{$group:{_id:"$color", total:{$max:"$price"}}}]);</text:span></text:p>
      <text:p text:style-name="Standard">{ "_id" : "silver", "total" : 500000 }</text:p>
      <text:p text:style-name="Standard">{ "_id" : "white", "total" : 30000 }</text:p>
      <text:p text:style-name="Standard">&gt;<text:span text:style-name="T1"> db.Auto.aggregate([{$group:{_id:"$color", total:{$push:"$price"}}}]);</text:span></text:p>
      <text:p text:style-name="Standard">{ "_id" : "silver", "total" : [ 20000, 50000, 5000, 500000 ] }</text:p>
      <text:p text:style-name="Standard">{ "_id" : "white", "total" : [ 10000, 30000, 5000 ] }</text:p>
      <text:p text:style-name="Standard">&gt; <text:span text:style-name="T1">db.Auto.aggregate([{$group:{_id:"$color", total:{$addToSet:"$price"}}}]);</text:span></text:p>
      <text:p text:style-name="Standard">{ "_id" : "silver", "total" : [ 500000, 5000, 50000, 20000 ] }</text:p>
      <text:p text:style-name="Standard">{ "_id" : "white", "total" : [ 5000, 30000, 10000 ] }</text:p>
      <text:p text:style-name="Standard">&gt; <text:span text:style-name="T1">db.Auto.aggregate([{$group:{_id:"$color", total:{$first:"$price"}}}]);</text:span></text:p>
      <text:p text:style-name="Standard">{ "_id" : "silver", "total" : 20000 }</text:p>
      <text:p text:style-name="Standard">{ "_id" : "white", "total" : 10000 }</text:p>
      <text:p text:style-name="Standard">&gt; <text:span text:style-name="T1">db.Auto.aggregate([{$group:{_id:"$color", total:{$last:"$price"}}}]);</text:span></text:p>
      <text:p text:style-name="Standard"><text:soft-page-break/>{ "_id" : "silver", "total" : 500000 }</text:p>
      <text:p text:style-name="Standard">{ "_id" : "white", "total" : 5000 }</text:p>
      <text:p text:style-name="Standard">&gt; <text:span text:style-name="T1">db.Auto.aggregate([{$match:{color:"white"}},{ $group:{_id:"$m_id",total:{$addToSet:"$color"}}}]);</text:span></text:p>
      <text:p text:style-name="Standard">{ "_id" : 104, "total" : [ "white" ] }</text:p>
      <text:p text:style-name="Standard">{ "_id" : 105, "total" : [ "white" ] }</text:p>
      <text:p text:style-name="Standard">{ "_id" : 101, "total" : [ "white" ] }</text:p>
      <text:p text:style-name="Standard">&gt; <text:span text:style-name="T1">db.Auto.aggregate([{$match:{color:"white"}},{$group:{_id:"m_id",total:{ $addToSet:"$c_name"}}}]);</text:span></text:p>
      <text:p text:style-name="Standard">{ "_id" : "m_id", "total" : [ "nano", "XUV 300", "Swift" ] }</text:p>
      <text:p text:style-name="Standard">&gt; <text:span text:style-name="T1">db.Auto.aggregate([{$match:{color:"white"}},{$group:{_id:"$m_id",total:{ $addToSet:"$c_name"}}}]);</text:span></text:p>
      <text:p text:style-name="Standard">{ "_id" : 104, "total" : [ "XUV 300" ] }</text:p>
      <text:p text:style-name="Standard">{ "_id" : 105, "total" : [ "nano" ] }</text:p>
      <text:p text:style-name="Standard">{ "_id" : 101, "total" : [ "Swift" ] }</text:p>
      <text:p text:style-name="Standard">&gt;<text:span text:style-name="T1"> db.Auto.aggregate([{$match:{color:"white"}},{$group:{_id:"$m_id",total:{ $addToSet:"$c_name", $addToSet:"$engine"}}}]);</text:span></text:p>
      <text:p text:style-name="Standard">{ "_id" : 104, "total" : [ [ "petrol", "diesel" ] ] }</text:p>
      <text:p text:style-name="Standard">{ "_id" : 105, "total" : [ [ "petrol", "diesel" ] ] }</text:p>
      <text:p text:style-name="Standard">{ "_id" : 101, "total" : [ [ "petrol", "diesel" ] ] }</text:p>
      <text:p text:style-name="Standard">&gt; <text:span text:style-name="T1">db.Auto.aggregate([{$match:{color:"white"}},{$group:{_id:"$m_id",total:{ $addToSet:"$c_name"},details:{ $addToSet:"$engine"}}}]);</text:span></text:p>
      <text:p text:style-name="Standard">{ "_id" : 104, "total" : [ "XUV 300" ], "details" : [ [ "petrol", "diesel" ] ] }</text:p>
      <text:p text:style-name="Standard">{ "_id" : 105, "total" : [ "nano" ], "details" : [ [ "petrol", "diesel" ] ] }</text:p>
      <text:p text:style-name="Standard">{ "_id" : 101, "total" : [ "Swift" ], "details" : [ [ "petrol", "diesel" ] ] }</text:p>
      <text:p text:style-name="Standard">&gt; <text:s/><text:span text:style-name="T1">db.Auto.aggregate([{$sort:{price:1}},{$project:{m_id:1,c_name:1,color:1,price:1}}]);</text:span></text:p>
      <text:p text:style-name="Standard">{ "_id" : ObjectId("5dbd8374f2974ba100cdee5e"), "m_id" : 105, "c_name" : "nano", "price" : 5000, "color" : "white" }</text:p>
      <text:p text:style-name="Standard">{ "_id" : ObjectId("5dbd8397f2974ba100cdee5f"), "m_id" : 106, "c_name" : "indica", "price" : 5000, "color" : "silver" }</text:p>
      <text:p text:style-name="Standard">{ "_id" : ObjectId("5dbd82b6f2974ba100cdee5a"), "m_id" : 101, "c_name" : "Swift", "price" : 10000, "color" : "white" }</text:p>
      <text:p text:style-name="Standard">{ "_id" : ObjectId("5dbd82e3f2974ba100cdee5b"), "m_id" : 102, "c_name" : "Swift-Dzire", "price" : 20000, "color" : "silver" }</text:p>
      <text:p text:style-name="Standard">{ "_id" : ObjectId("5dbd8334f2974ba100cdee5d"), "m_id" : 104, "c_name" : "XUV 300", "price" : 30000, "color" : "white" }</text:p>
      <text:p text:style-name="Standard">{ "_id" : ObjectId("5dbd831bf2974ba100cdee5c"), "m_id" : 103, "c_name" : "XUV 500", "price" : 50000, "color" : "silver" }</text:p>
      <text:p text:style-name="Standard">{ "_id" : ObjectId("5dbd83b2f2974ba100cdee60"), "m_id" : 107, "c_name" : "jaquar", "price" : 500000, "color" : "silver" }</text:p>
      <text:p text:style-name="Standard"><text:s/><text:span text:style-name="T1">db.Auto.aggregate([{$match:{color:"white"}},{$sort:{price:1}},{$group:{_id:"$m_id",total:{ $addToSet:"$price"},details:{ $addToSet:"$engine"}}}]);</text:span></text:p>
      <text:p text:style-name="Standard">{ "_id" : 104, "total" : [ 30000 ], "details" : [ [ "petrol", "diesel" ] ] }</text:p>
      <text:p text:style-name="Standard">{ "_id" : 101, "total" : [ 10000 ], "details" : [ [ "petrol", "diesel" ] ] }</text:p>
      <text:p text:style-name="Standard">{ "_id" : 105, "total" : [ 5000 ], "details" : [ [ "petrol", "diesel" ] ] }</text:p>
      <text:p text:style-name="Standard">&gt;<text:span text:style-name="T1"> db.Auto.aggregate([{$match:{color:"white"}},{$sort:{price:-1}},{$group:{_id:"$m_id",total:{ $addToSet:"$price"},details:{ $addToSet:"$engine"}}}]);</text:span></text:p>
      <text:p text:style-name="Standard">{ "_id" : 105, "total" : [ 5000 ], "details" : [ [ "petrol", "diesel" ] ] }</text:p>
      <text:p text:style-name="Standard">{ "_id" : 101, "total" : [ 10000 ], "details" : [ [ "petrol", "diesel" ] ] }</text:p>
      <text:p text:style-name="Standard">{ "_id" : 104, "total" : [ 30000 ], "details" : [ [ "petrol", "diesel" ] ] }</text:p>
      <text:p text:style-name="P1">db.Auto.aggregate([{$sort:{price:1}},{$project:{m_id:1,c_name:1,color:1,price:1}},{$skip:3}]);</text:p>
      <text:p text:style-name="Standard"><text:soft-page-break/>{ "_id" : ObjectId("5dbd82e3f2974ba100cdee5b"), "m_id" : 102, "c_name" : "Swift-Dzire", "price" : 20000, "color" : "silver" }</text:p>
      <text:p text:style-name="Standard">{ "_id" : ObjectId("5dbd8334f2974ba100cdee5d"), "m_id" : 104, "c_name" : "XUV 300", "price" : 30000, "color" : "white" }</text:p>
      <text:p text:style-name="Standard">{ "_id" : ObjectId("5dbd831bf2974ba100cdee5c"), "m_id" : 103, "c_name" : "XUV 500", "price" : 50000, "color" : "silver" }</text:p>
      <text:p text:style-name="Standard">{ "_id" : ObjectId("5dbd83b2f2974ba100cdee60"), "m_id" : 107, "c_name" : "jaquar", "price" : 500000, "color" : "silver" }</text:p>
      <text:p text:style-name="Standard">&gt; <text:span text:style-name="T1">db.Auto.aggregate([{$sort:{price:-1}},{$project:{m_id:1,c_name:1,color:1,price:1}},{$skip:3}]);</text:span></text:p>
      <text:p text:style-name="Standard">{ "_id" : ObjectId("5dbd82e3f2974ba100cdee5b"), "m_id" : 102, "c_name" : "Swift-Dzire", "price" : 20000, "color" : "silver" }</text:p>
      <text:p text:style-name="Standard">{ "_id" : ObjectId("5dbd82b6f2974ba100cdee5a"), "m_id" : 101, "c_name" : "Swift", "price" : 10000, "color" : "white" }</text:p>
      <text:p text:style-name="Standard">{ "_id" : ObjectId("5dbd8374f2974ba100cdee5e"), "m_id" : 105, "c_name" : "nano", "price" : 5000, "color" : "white" }</text:p>
      <text:p text:style-name="Standard">{ "_id" : ObjectId("5dbd8397f2974ba100cdee5f"), "m_id" : 106, "c_name" : "indica", "price" : 5000, "color" : "silver" }</text:p>
      <text:p text:style-name="Standard"><text:s/><text:span text:style-name="T1">db.Auto.aggregate([{$sort:{price:-1}},{$project:{m_id:1,c_name:1,color:1,price:1}},{$limit:3}]);</text:span></text:p>
      <text:p text:style-name="Standard">{ "_id" : ObjectId("5dbd83b2f2974ba100cdee60"), "m_id" : 107, "c_name" : "jaquar", "price" : 500000, "color" : "silver" }</text:p>
      <text:p text:style-name="Standard">{ "_id" : ObjectId("5dbd831bf2974ba100cdee5c"), "m_id" : 103, "c_name" : "XUV 500", "price" : 50000, "color" : "silver" }</text:p>
      <text:p text:style-name="Standard">{ "_id" : ObjectId("5dbd8334f2974ba100cdee5d"), "m_id" : 104, "c_name" : "XUV 300", "price" : 30000, "color" : "white" }</text:p>
      <text:p text:style-name="P1">db.Auto.aggregate([{$sort:{price:-1}},{$project:{m_id:1,c_name:1,color:1,price:1,"company.name":1}},{$limit:3}]);</text:p>
      <text:p text:style-name="Standard">{ "_id" : ObjectId("5dbd83b2f2974ba100cdee60"), "m_id" : 107, "c_name" : "jaquar", "price" : 500000, "color" : "silver", "company" : { "name" : "jaquar" } }</text:p>
      <text:p text:style-name="Standard">{ "_id" : ObjectId("5dbd831bf2974ba100cdee5c"), "m_id" : 103, "c_name" : "XUV 500", "price" : 50000, "color" : "silver", "company" : { "name" : "mahindra" } }</text:p>
      <text:p text:style-name="Standard">{ "_id" : ObjectId("5dbd8334f2974ba100cdee5d"), "m_id" : 104, "c_name" : "XUV 300", "price" : 30000, "color" : "white", "company" : { "name" : "mahindra" } }</text:p>
      <text:p text:style-name="Standard">&gt;<text:span text:style-name="T1"> db.Auto.find({"company.name":"tata"},{"company.name":1});</text:span></text:p>
      <text:p text:style-name="Standard">{ "_id" : ObjectId("5dbd8374f2974ba100cdee5e"), "company" : { "name" : "tata" } }</text:p>
      <text:p text:style-name="Standard">{ "_id" : ObjectId("5dbd8397f2974ba100cdee5f"), "company" : { "name" : "tata" } }</text:p>
      <text:p text:style-name="Standard">&gt; <text:span text:style-name="T1">db.Auto.aggregate([{$unwind:"$engine"},{$match:{c_name:"XUV 300"}}]);</text:span></text:p>
      <text:p text:style-name="Standard">{ "_id" : ObjectId("5dbd8334f2974ba100cdee5d"), "m_id" : 104, "c_name" : "XUV 300", "price" : 30000, "color" : "white", "engine" : "petrol", "company" : { "name" : "mahindra", "origin" : "indian" } }</text:p>
      <text:p text:style-name="Standard">{ "_id" : ObjectId("5dbd8334f2974ba100cdee5d"), "m_id" : 104, "c_name" : "XUV 300", "price" : 30000, "color" : "white", "engine" : "diesel", "company" : { "name" : "mahindra", "origin" : "indian" } }</text:p>
      <text:p text:style-name="P1">&gt; &gt; db.Auto.distinct("price");</text:p>
      <text:p text:style-name="Standard">[ 10000, 20000, 50000, 30000, 5000, 500000 ]</text:p>
      <text:p text:style-name="P1"><text:s/>db.Auto.aggregate([{$match:{color:"silver"}},{$sort:{price:1}},{$skip:1},{$limit:2},{$unwind:"$engine"},{$project:{m_id:1,c_name:1,color:1,price:1,"company.origin":1}}]);</text:p>
      <text:p text:style-name="Standard">{ "_id" : ObjectId("5dbd82e3f2974ba100cdee5b"), "m_id" : 102, "c_name" : "Swift-Dzire", "price" : 20000, "color" : "silver", "company" : { "origin" : "indian" } }</text:p>
      <text:p text:style-name="Standard">{ "_id" : ObjectId("5dbd82e3f2974ba100cdee5b"), "m_id" : 102, "c_name" : "Swift-Dzire", "price" : 20000, "color" : "silver", "company" : { "origin" : "indian" } }</text:p>
      <text:p text:style-name="Standard"><text:soft-page-break/>{ "_id" : ObjectId("5dbd831bf2974ba100cdee5c"), "m_id" : 103, "c_name" : "XUV 500", "price" : 50000, "color" : "silver", "company" : { "origin" : "indian" } }</text:p>
      <text:p text:style-name="Standard">{ "_id" : ObjectId("5dbd831bf2974ba100cdee5c"), "m_id" : 103, "c_name" : "XUV 500", "price" : 50000, "color" : "silver", "company" : { "origin" : "indian" }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9:12:21.938053633</meta:creation-date>
    <dc:date>2019-11-02T20:27:08.379993906</dc:date>
    <meta:editing-duration>PT54M3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4" meta:paragraph-count="103" meta:word-count="1337" meta:character-count="9672" meta:non-whitespace-character-count="8434"/>
  </office:meta>
</office:document-meta>
</file>